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90000000BE7951E62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pr1" style:family="presentation" style:parent-style-name="Standard-backgroundobjects">
      <style:graphic-properties draw:stroke="none" svg:stroke-width="0.035cm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3" style:family="presentation" style:parent-style-name="Standard-title">
      <style:graphic-properties draw:stroke="none" svg:stroke-width="0cm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4" style:family="presentation" style:parent-style-name="Standard-outline1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5" style:family="presentation" style:parent-style-name="Standard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style:paragraph-properties style:font-independent-line-spacing="true"/>
      <style:text-properties fo:font-size="18pt" style:font-size-asian="14pt" style:font-size-complex="14pt"/>
    </style:style>
    <style:style style:name="P3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top="0cm" fo:margin-bottom="0cm" fo:text-align="end" style:punctuation-wrap="hanging" style:writing-mode="lr-tb"/>
      <style:text-properties fo:hyphenate="false"/>
    </style:style>
    <style:style style:name="P6" style:family="paragraph">
      <style:paragraph-properties style:font-independent-line-spacing="true"/>
      <style:text-properties fo:font-size="18pt"/>
    </style:style>
    <style:style style:name="P7" style:family="paragraph">
      <style:paragraph-properties fo:margin-left="0cm" fo:margin-right="0cm" fo:margin-top="0.105cm" fo:margin-bottom="0.5cm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color="#000000" style:text-line-through-style="none" fo:font-family="'Lucida San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style:text-line-through-style="none" fo:font-family="'Lucida Sans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color="#000000" style:text-line-through-style="none" fo:font-family="'Lucida San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color="#000000" style:text-line-through-style="none" fo:font-family="'Lucida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style:text-line-through-style="none" fo:font-family="+mn-lt" fo:font-size="14pt" fo:letter-spacing="normal" fo:font-style="normal" style:text-underline-style="none" fo:font-weight="normal" style:font-family-asian="+mn-ea" style:font-size-asian="14pt" style:font-style-asian="normal" style:font-weight-asian="normal" style:font-family-complex="+mn-c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§">
        <style:list-level-properties text:space-before="0.001cm" text:min-label-width="0.548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#10;" draw:style-name="dp1" draw:master-page-name="Standard">
        <draw:frame draw:name="Datumsplatzhalter 1" presentation:style-name="pr1" draw:text-style-name="P2" draw:layer="layout" svg:width="9.123cm" svg:height="1.027cm" svg:x="13.3cm" svg:y="13.26cm" presentation:class="date-time" presentation:user-transformed="true">
          <draw:text-box>
            <text:p text:style-name="P1"><text:span text:style-name="T1">02.07.2016</text:span></text:p>
          </draw:text-box>
        </draw:frame>
        <draw:frame draw:name="Fußzeilenplatzhalter 2" presentation:style-name="pr2" draw:text-style-name="P3" draw:layer="layout" svg:width="12.519cm" svg:height="1.027cm" svg:x="0.78cm" svg:y="13.26cm" presentation:class="footer" presentation:user-transformed="true">
          <draw:text-box>
            <text:p text:style-name="P1"><text:span text:style-name="T1">EmotionRecognition</text:span></text:p>
          </draw:text-box>
        </draw:frame>
        <draw:frame draw:name="Foliennummernplatzhalter 3" presentation:style-name="pr2" draw:text-style-name="P4" draw:layer="layout" svg:width="2.199cm" svg:height="1.027cm" svg:x="22.38cm" svg:y="13.242cm" presentation:class="page-number" presentation:user-transformed="true">
          <draw:text-box>
            <text:p text:style-name="P1"><text:span text:style-name="T1">S. </text:span></text:p>
          </draw:text-box>
        </draw:frame>
        <draw:frame draw:name="Titel 6" presentation:style-name="pr3" draw:text-style-name="P6" draw:layer="layout" svg:width="17.079cm" svg:height="0.899cm" svg:x="7.5cm" svg:y="0.291cm" presentation:class="title" presentation:user-transformed="true">
          <draw:text-box>
            <text:p text:style-name="P5"><text:span text:style-name="T2"><text:line-break/></text:span><text:span text:style-name="T2"/></text:p>
          </draw:text-box>
        </draw:frame>
        <draw:custom-shape draw:name="Textfeld 11" draw:style-name="gr1" draw:text-style-name="P6" draw:layer="layout" svg:width="0.512cm" svg:height="0.854cm" svg:x="4.299cm" svg:y="7.944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4" draw:text-style-name="P6" draw:layer="layout" svg:width="23.799cm" svg:height="1.358cm" svg:x="0.781cm" svg:y="1.661cm" presentation:class="outline" presentation:user-transformed="true">
          <draw:text-box>
            <text:list text:style-name="L3">
              <text:list-item>
                <text:p text:style-name="P7"><text:span text:style-name="T3">Webcam</text:span></text:p>
              </text:list-item>
            </text:list>
          </draw:text-box>
        </draw:frame>
        <draw:custom-shape draw:name="Textfeld 7" draw:style-name="gr1" draw:text-style-name="P6" draw:layer="layout" svg:width="22.52cm" svg:height="4.268cm" svg:x="0.78cm" svg:y="3.543cm">
          <text:p text:style-name="P8"><text:span text:style-name="T3">- Bilder für NN werden aus dem Webcam-Stream gezogen</text:span></text:p>
          <text:p text:style-name="P8"><text:span text:style-name="T3"/></text:p>
          <text:p text:style-name="P8"><text:span text:style-name="T3">- jeweils 5 Bilder werden pro Vergleich abgespeichert</text:span></text:p>
          <text:p text:style-name="P8"><text:span text:style-name="T3"/></text:p>
          <text:p text:style-name="P8"><text:span text:style-name="T3">- abgespeicherte Bilder werden bei neuem Vergleich durch neue Captures ersetzt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2" draw:layer="layout" svg:width="16.932cm" svg:height="9.524cm" svg:x="1.058cm" svg:y="1.905cm" draw:page-number="1" presentation:class="page"/>
          <draw:frame draw:name="Notizenplatzhalter 2" presentation:style-name="pr5" draw:text-style-name="P6" draw:layer="layout" svg:width="15.239cm" svg:height="11.429cm" svg:x="1.905cm" svg:y="12.065cm" presentation:class="notes" presentation:user-transformed="true">
            <draw:text-box>
              <text:p><text:span text:style-name="T5">SINGLE_PIC_OUTPUT: Der Output eines Bildes. Es gibt mehrere.</text:span></text:p>
            </draw:text-box>
          </draw:frame>
          <draw:frame draw:name="Foliennummernplatzhalter 3" presentation:style-name="pr6" draw:text-style-name="P4" draw:layer="layout" svg:width="8.254cm" svg:height="1.269cm" svg:x="10.791cm" svg:y="24.126cm" presentation:class="page-number" presentation:user-transformed="true">
            <draw:text-box>
              <text:p text:style-name="P1"><text:span text:style-name="T6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Lucida Sans'" fo:font-size="15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de" style:country-asian="DE" style:font-style-asian="normal" style:font-weight-asian="normal" style:font-family-complex="Arial" style:font-family-generic-complex="system" style:font-pitch-complex="variable" style:font-size-complex="1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'Lucida San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'Lucida San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'Lucida San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Lucida Sans'" fo:font-size="1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language-asian="de" style:country-asian="DE" style:font-style-asian="normal" style:font-weight-asian="normal" style:font-family-complex="Arial" style:font-family-generic-complex="system" style:font-pitch-complex="variable" style:font-size-complex="1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514cm, 0cm)" draw:image-opacity="100%" style:mirror="none"/>
    </style:style>
    <style:style style:name="Mpr1" style:family="presentation" style:parent-style-name="Standard-backgroundobjects">
      <style:graphic-properties draw:stroke="none" svg:stroke-width="0.035cm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Standard-outline1">
      <style:graphic-properties draw:stroke="none" svg:stroke-width="0cm" draw:fill="none" draw:textarea-vertical-align="top" draw:auto-grow-height="false" draw:fit-to-size="false" fo:min-height="9.43cm" fo:padding-top="0.125cm" fo:padding-bottom="0.125cm" fo:padding-left="0.25cm" fo:padding-right="0.25cm" fo:wrap-option="wrap"/>
    </style:style>
    <style:style style:name="Mpr4" style:family="presentation" style:parent-style-name="Standard-outline1">
      <style:graphic-properties draw:stroke="none" svg:stroke-width="0cm" draw:fill="none" draw:textarea-vertical-align="middle" draw:auto-grow-height="false" fo:min-height="9.43cm" fo:padding-top="0.125cm" fo:padding-bottom="0.125cm" fo:padding-left="0.25cm" fo:padding-right="0cm" fo:wrap-option="wrap"/>
    </style:style>
    <style:style style:name="Mpr5" style:family="presentation" style:parent-style-name="Standard-title">
      <style:graphic-properties draw:stroke="none" svg:stroke-width="0cm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text-properties fo:font-size="18pt"/>
    </style:style>
    <style:style style:name="MP9" style:family="paragraph">
      <style:paragraph-properties fo:margin-left="0cm" fo:margin-right="0cm" fo:margin-top="0.105cm" fo:margin-bottom="0.5cm" fo:text-align="start" fo:text-indent="0cm" style:punctuation-wrap="hanging" style:writing-mode="lr-tb"/>
      <style:text-properties fo:font-size="18pt" fo:hyphenate="false"/>
    </style:style>
    <style:style style:name="MP10" style:family="paragraph">
      <style:paragraph-properties style:font-independent-line-spacing="true"/>
      <style:text-properties fo:font-size="18pt"/>
    </style:style>
    <style:style style:name="MP11" style:family="paragraph">
      <style:paragraph-properties fo:margin-left="0cm" fo:margin-right="0cm" fo:margin-top="0.148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top="0cm" fo:margin-bottom="0cm" fo:text-align="end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Lucida San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00000" style:text-line-through-style="none" fo:font-family="'Lucida San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MT4" style:family="text">
      <style:text-properties fo:color="#000000" style:text-line-through-style="none" fo:font-family="'Lucida Sans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§">
        <style:list-level-properties text:space-before="0.55cm" text:min-label-width="0.469cm"/>
        <style:text-properties fo:font-family="Wingding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§">
        <style:list-level-properties text:space-before="0.55cm" text:min-label-width="0.469cm"/>
        <style:text-properties fo:font-family="Wingdings" style:use-window-font-color="true" fo:font-size="75%"/>
      </text:list-level-style-bullet>
      <text:list-level-style-bullet text:level="3" text:bullet-char="§">
        <style:list-level-properties text:space-before="1.122cm" text:min-label-width="0.442cm"/>
        <style:text-properties fo:font-family="Wingding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§">
        <style:list-level-properties text:space-before="0.55cm" text:min-label-width="0.469cm"/>
        <style:text-properties fo:font-family="Wingdings" style:use-window-font-color="true" fo:font-size="75%"/>
      </text:list-level-style-bullet>
      <text:list-level-style-bullet text:level="3" text:bullet-char="§">
        <style:list-level-properties text:space-before="1.122cm" text:min-label-width="0.442cm"/>
        <style:text-properties fo:font-family="Wingdings" style:use-window-font-color="true" fo:font-size="45%"/>
      </text:list-level-style-bullet>
      <text:list-level-style-bullet text:level="4" text:bullet-char="§">
        <style:list-level-properties text:space-before="1.763cm" text:min-label-width="0.482cm"/>
        <style:text-properties fo:font-family="Wingding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§">
        <style:list-level-properties text:space-before="0.55cm" text:min-label-width="0.469cm"/>
        <style:text-properties fo:font-family="Wingdings" style:use-window-font-color="true" fo:font-size="75%"/>
      </text:list-level-style-bullet>
      <text:list-level-style-bullet text:level="3" text:bullet-char="§">
        <style:list-level-properties text:space-before="1.122cm" text:min-label-width="0.442cm"/>
        <style:text-properties fo:font-family="Wingdings" style:use-window-font-color="true" fo:font-size="45%"/>
      </text:list-level-style-bullet>
      <text:list-level-style-bullet text:level="4" text:bullet-char="§">
        <style:list-level-properties text:space-before="1.763cm" text:min-label-width="0.482cm"/>
        <style:text-properties fo:font-family="Wingdings" style:use-window-font-color="true" fo:font-size="75%"/>
      </text:list-level-style-bullet>
      <text:list-level-style-bullet text:level="5" text:bullet-char="§">
        <style:list-level-properties text:space-before="2.531cm" text:min-label-width="0.475cm"/>
        <style:text-properties fo:font-family="Wingding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line draw:name="Gerade Verbindung unten" draw:style-name="Mgr3" draw:text-style-name="MP3" draw:layer="backgroundobjects" svg:x1="0cm" svg:y1="1.485cm" svg:x2="25.4cm" svg:y2="1.485cm">
        <text:p/>
      </draw:line>
      <draw:line draw:name="Gerade Verbindung oben" draw:style-name="Mgr3" draw:text-style-name="MP3" draw:layer="backgroundobjects" svg:x1="0cm" svg:y1="13.259cm" svg:x2="25.4cm" svg:y2="13.259cm">
        <text:p/>
      </draw:line>
      <draw:frame draw:name="Logo OTH" draw:style-name="Mgr4" draw:text-style-name="MP3" draw:layer="backgroundobjects" svg:width="6.214cm" svg:height="0.899cm" svg:x="0.78cm" svg:y="0.291cm">
        <draw:image xlink:href="Pictures/1000000000000290000000BE7951E627.png" xlink:type="simple" xlink:show="embed" xlink:actuate="onLoad">
          <text:p/>
        </draw:image>
      </draw:frame>
      <draw:frame draw:name="Datumsplatzhalter 5" presentation:style-name="Mpr1" draw:text-style-name="MP5" draw:layer="backgroundobjects" svg:width="9.123cm" svg:height="1.027cm" svg:x="13.3cm" svg:y="13.26cm" presentation:class="date-time" presentation:user-transformed="true">
        <draw:text-box>
          <text:p text:style-name="MP4"><text:span text:style-name="MT1">14.07.2016</text:span></text:p>
        </draw:text-box>
      </draw:frame>
      <draw:frame draw:name="Fußzeilenplatzhalter 4" presentation:style-name="Mpr2" draw:text-style-name="MP6" draw:layer="backgroundobjects" svg:width="12.519cm" svg:height="1.027cm" svg:x="0.78cm" svg:y="13.26cm" presentation:class="footer" presentation:user-transformed="true">
        <draw:text-box>
          <text:p text:style-name="MP4"><text:span text:style-name="MT1">Vorlagen PPT der OTH Regensburg - Format 16x9</text:span></text:p>
        </draw:text-box>
      </draw:frame>
      <draw:frame draw:name="Foliennummernplatzhalter 3" presentation:style-name="Mpr2" draw:text-style-name="MP7" draw:layer="backgroundobjects" svg:width="2.199cm" svg:height="1.027cm" svg:x="22.38cm" svg:y="13.242cm" presentation:class="page-number" presentation:user-transformed="true">
        <draw:text-box>
          <text:p text:style-name="MP4"><text:span text:style-name="MT1">S. </text:span><text:span text:style-name="MT1"><text:page-number>&lt;Nummer&gt;</text:page-number></text:span></text:p>
        </draw:text-box>
      </draw:frame>
      <draw:frame draw:name="Inhaltsplatzhalter" presentation:style-name="Mpr3" draw:text-style-name="MP10" draw:layer="backgroundobjects" svg:width="23.799cm" svg:height="9.742cm" svg:x="0.775cm" svg:y="2.879cm" presentation:class="outline" presentation:user-transformed="true">
        <draw:text-box>
          <text:list text:style-name="ML3">
            <text:list-item>
              <text:p text:style-name="MP8"><text:span text:style-name="MT2">Klicken Sie, um die Formate des Gliederungstextes zu bearbeiten</text:span></text:p>
              <text:list>
                <text:list-item>
                  <text:p text:style-name="MP8"><text:span text:style-name="MT2">Zweite Gliederungsebene</text:span></text:p>
                  <text:list>
                    <text:list-item>
                      <text:p text:style-name="MP8"><text:span text:style-name="MT2">Dritte Gliederungsebene</text:span></text:p>
                      <text:list>
                        <text:list-item>
                          <text:p text:style-name="MP8"><text:span text:style-name="MT2">Vierte Gliederungsebene</text:span></text:p>
                          <text:list>
                            <text:list-item>
                              <text:p text:style-name="MP8"><text:span text:style-name="MT2">Fünfte Gliederungsebene</text:span></text:p>
                              <text:list>
                                <text:list-item>
                                  <text:p text:style-name="MP8"><text:span text:style-name="MT2">Sechste Gliederungsebene</text:span></text:p>
                                  <text:list>
                                    <text:list-item>
                                      <text:p text:style-name="MP8"><text:span text:style-name="MT2">Siebente Gliederungsebene</text:span></text:p>
                                      <text:list>
                                        <text:list-item>
                                          <text:p text:style-name="MP8"><text:span text:style-name="MT2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2">Neunte GliederungsebeneText bearbeiten oder Bild/ Illustration einfügen</text:span></text:p>
          <text:list text:style-name="ML5">
            <text:list-item>
              <text:list>
                <text:list-item>
                  <text:p text:style-name="MP9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2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2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Überschrift rechts oben" presentation:style-name="Mpr4" draw:text-style-name="MP10" draw:layer="backgroundobjects" svg:width="23.799cm" svg:height="1.358cm" svg:x="0.781cm" svg:y="1.661cm" presentation:class="outline" presentation:user-transformed="true">
        <draw:text-box>
          <text:list text:style-name="ML3">
            <text:list-item>
              <text:p text:style-name="MP8"><text:span text:style-name="MT3">Klicken Sie, um die Formate des Gliederungstextes zu bearbeiten</text:span></text:p>
              <text:list>
                <text:list-item>
                  <text:p text:style-name="MP8"><text:span text:style-name="MT3">Zweite Gliederungsebene</text:span></text:p>
                  <text:list>
                    <text:list-item>
                      <text:p text:style-name="MP8"><text:span text:style-name="MT3">Dritte Gliederungsebene</text:span></text:p>
                      <text:list>
                        <text:list-item>
                          <text:p text:style-name="MP8"><text:span text:style-name="MT3">Vierte Gliederungsebene</text:span></text:p>
                          <text:list>
                            <text:list-item>
                              <text:p text:style-name="MP8"><text:span text:style-name="MT3">Fünfte Gliederungsebene</text:span></text:p>
                              <text:list>
                                <text:list-item>
                                  <text:p text:style-name="MP8"><text:span text:style-name="MT3">Sechste Gliederungsebene</text:span></text:p>
                                  <text:list>
                                    <text:list-item>
                                      <text:p text:style-name="MP8"><text:span text:style-name="MT3">Siebente Gliederungsebene</text:span></text:p>
                                      <text:list>
                                        <text:list-item>
                                          <text:p text:style-name="MP8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3">Neunte GliederungsebeneTitel durch Klick bearbeiten</text:span></text:p>
        </draw:text-box>
      </draw:frame>
      <draw:frame draw:name="Titel 1" presentation:style-name="Mpr5" draw:text-style-name="MP10" draw:layer="backgroundobjects" svg:width="17.079cm" svg:height="0.899cm" svg:x="7.5cm" svg:y="0.291cm" presentation:class="title" presentation:user-transformed="true">
        <draw:text-box>
          <text:p text:style-name="MP12"><text:span text:style-name="MT4">Klicken Sie, um das Format des Titeltextes zu bearbeitenText durch Klicken bearbeiten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7-01T16:59:03.44</dc:date>
    <dc:creator>Benjamin Bauer</dc:creator>
    <meta:document-statistic meta:object-count="35"/>
    <meta:generator>OpenOffice/4.1.5$Win32 OpenOffice.org_project/415m1$Build-9789</meta:generator>
  </office:meta>
</office:document-meta>
</file>